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8.14 11:43   |   <text:a xlink:type="simple" xlink:href="http://palinfo.habago.org/Entry?Command=Information_PrintForum&amp;iPage=2#FORUM37786"><text:span text:style-name="T1">#</text:span></text:a></text:p>
      <text:p text:style-name="P2">卡韓政變 (144)：陰謀論之陽謀 <text:line-break/><text:line-break/>陳真 2019. 08. 14. <text:line-break/><text:line-break/><text:line-break/>我之所以提到Udo Ulfkotte的那本書 "Journalists for Hire: How the CIA Buys the News"，是因為台灣最近拼命炒作所謂中資、紅媒等問題，甚至進行司法打壓，感覺實在很荒唐。 <text:line-break/><text:line-break/>第一，台灣的媒體根本就是由美國所全盤操控，僅僅中時例外，它媽的連這麼一丁點根本微不足道的例外，也要趕盡殺絕嗎？ <text:line-break/><text:line-break/>第二，人渣黨及其文人走狗們 (比方說所謂社民黨)，總是喜歡講得好像除了中時之外，所有媒體都很清純似的。我覺得，要搞鬥爭就鬥爭，別客氣，但別睜眼說瞎話，因為那很低級很低能。 <text:line-break/><text:line-break/>比方說，人渣黨據說迫害黃智賢的節目(我不清楚如何個迫害法)，號稱愛好民主自由的社民黨及其范主席(？)，面對打壓言論自由的指控，居然說，"如果 (該節目或黃智賢) 有拿錢，那就另當別論"，亦即如果有拿錢就可以打壓的意思。這不就是存心鬼扯蛋嗎？言論自由是這樣嗎？ <text:line-break/><text:line-break/>如果這鬼話成立，那麼，全台灣所有媒體都應該繩之以法才對，特別是綠媒，應該立即強迫關閉，因為他們不折不扣就是美國 CIA 的傳聲筒。他們根本不是新聞媒體，而是政治宣傳機構兼假新聞造謠中心，整天幹的就是根本天理不容、造謠抹黑、挑撥仇中反華的犯罪行為。 <text:line-break/><text:line-break/>我這文章有兩個重點，此其一。 <text:line-break/><text:line-break/>其次是關於陰謀論。我不太想講這東西，忍不住姑且一說。 <text:line-break/><text:line-break/>首先，我完全不相信 Udo Ulfkotte 的 "Journalists for Hire: How the CIA Buys the News" 之英文版的出版過程只是這樣那樣。比方說，我不相信版權僅僅只是單純地賣給什麼 "PROGRESSIVE PRESS"，一家來路不明、似乎是專門出版所謂陰謀論的出版社。我是說，CIA連作者都敢殺了，它會對於這樣一本暢銷書的英文版之出版，無動於衷？袖手旁觀而不介入？ <text:line-break/><text:line-break/>我也不相信這家出版社僅僅只是一家出版社。我是說，它很神秘，很另類，絕不單純。我沒有證據不敢亂說，我只能說我就是不相信；我不相信一本在德國的暢銷書，一位如此著名的作者之死於非命，它的英文版卻乏人問津？而只能賣給一家有夠奇怪的什麼陰謀論出版社？而且，既然都還沒出版，網路卻有在賣你根本買不到的幽靈版？ <text:line-break/><text:line-break/>我也不相信這本暢銷書會落魄到根本沒有人願意出資出版，只好在網路上三塊五毛地向大眾進行預售募款？ <text:line-break/><text:line-break/>總之，雖然我不知道真相為何，但我就是不相信市面上這些 "官方" 說法。 <text:line-break/><text:line-break/>至於這家專門出版陰謀論的出版社： <text:line-break/><text:line-break/>http://www.progressivepress.com/home <text:line-break/><text:line-break/>別人怎麼想的我不知道，但我自己光是看到他們的網站那種刻意陰陽怪氣的調調，以及其所出版的大部份同樣陰陽怪氣的陰謀論書籍，我就很想轉台了。為什麼呢？因為那似乎就是典型的陰謀論，或者說低能的陰謀論，諸如 "人類不曾登陸月球"、"外星人躲在地心"、"李小龍還沒死"、"川普是中國派來臥底的" 等等那樣一種等級。 <text:line-break/><text:line-break/>我覺得美國真是很厲害，他總是能正反操作同一種事物，比方說恐佈份子一詞，美國一方面藉以打壓異己，一方面卻又幫助其茁壯，好進一步拿來做為一種武力擴張版圖消滅異己的藉口。於是，越是反恐，恐怖份子卻越多，而美國也就越是大展鴻圖，越能為所欲為地反恐。 <text:line-break/><text:line-break/>也就是說，他一方面創造一個假想敵與人造物，一方面藉以妖魔化異己，一方面卻又樂見其茁壯，甚至偷偷大力培植之，以便為其所用並藉以大展侵略鴻圖。很弔詭吧？這就像操弄一個銅板的正反兩面，不管怎麼操弄，一會兒正，一會兒反，銅板就是銅板，就只是它的一個工具。 <text:line-break/><text:line-break/>重點來了！陰謀論也一樣。種種陰謀論往往指向美國之為非作歹，但你知道嗎？大多陰謀論卻又是由 CIA所刻意散布，好讓人精神錯亂。 <text:line-break/><text:line-break/>這可以用八個字來形容就是 "以假亂真，魚目混珠"，故意三分真七分假搞些陰謀論讓你開心一下，讓你以為逮到 CIA 的什麼把柄。但是，另一方面卻又刻意壯大陰謀論的陣營，幾乎每件事都可以弄成陰謀論，弄得很低級。 <text:line-break/><text:line-break/>這樣做對 CIA 或美國有什麼好處呢？好處可多了。 <text:line-break/><text:line-break/>第一，消耗你的精力，讓你陷入無窮無盡的垃圾資訊或假新聞大海之中。 <text:line-break/><text:line-break/>第二，一個人當他被訓練得什麼都變成陰謀論，什麼都不相信，這意味著他的大腦其實就等於被閹割了。他只會戴著有色眼鏡懷疑一切。當一個人什麼都懷疑時，就如維根斯坦所說，那等於是說他什麼也懷疑不了，因為任何懷疑之所以能有效存在，是因為他終究還是得 "先" 相信一些什麼。 <text:line-break/><text:line-break/>就如同一個根本不相信任何善念善意善行的犬儒主義者，他的 "不信" 根本沒有任何道德價值。同理，一個幾乎每件事都能套上陰謀論公式的人，意味著他的 "懷疑" 根本不具任何 "知識論" (epistemological) 的意義，也就是說，他跟尋求真理或真實，基本上扯不上關係了；他等於是什麼也不信，就只會不斷在每件事後面打上問號，如此而已，相當腦殘。 <text:line-break/><text:line-break/>第三，當陰謀論變成一種貶義，那麼，只要把任何嚴肅且有效的質疑，想辦法把它和陰謀論拉上關係，那麼，一切嚴肅的質疑或揭發將失去意義，將失去人們的信任與興趣，將會被排除在理性的範疇之外，而不會受到主流世界的關注，不會受到人們的嚴肅看待，就好比說我們不會花時間去尋找周遭有沒有外星人潛伏一樣，也不會想去挖地洞，看看外星人有沒有藏在後花園的地底下。 <text:line-break/><text:line-break/>簡單這麼說，CIA所致力推廣的就是陰謀論，三分真七分假，刻意容許三分真相的揭露，卻足以鈍化愚化人們的腦袋，使之腦殘，使之喪失探索真實、明辨是非的能力與意願，以便掩飾另外那七分真正致命的謊言。三分真的謊言畢竟最可怕。 <text:line-break/><text:line-break/>情治單位散發假新聞真情報往往也是這樣，假裝弄些不具殺傷力的假破綻，好讓人失去戒心，以為無關緊要，以便偷渡另外那七分的真實。 <text:line-break/><text:line-break/>綜合以上，這也是為什麼我向來盡量不跟陰謀論沾上邊的原因，因為這詞及其正反操作，基本上就是一種極其卑鄙的陽謀。 <text:line-break/><text:line-break/>說點題外話，但仍有其相似性。我有時看到一些不知道為什麼很喜歡哲學的蠢材，他們往往很喜歡思考，但他們的思考方式幾乎就是在每個句子後面畫上問號，彷彿這樣就是在思考，彷彿這樣就是一個懷疑主義者。 <text:line-break/><text:line-break/>我記得20 年前寫過幾篇文字，標題是："懷疑一切是不對的"、"懷疑一切是不可能的"。懷疑主義並不是把每個句子後面都畫上問號，那是腦殘，不是懷疑。陰謀論也一樣。 <text:line-break/><text:line-break/>最好的作法是：揚棄陰謀論。因為它探索真實或真相的能力與價值，遠低於它所帶來的傷害，包括愚化與愚弄效果及混淆視聽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